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60%" draw:textarea-horizontal-align="justify" draw:textarea-vertical-align="top" draw:auto-grow-height="false" fo:min-height="5.973cm" fo:min-width="9.209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1.528cm" fo:min-width="7.939cm"/>
    </style:style>
    <style:style style:name="gr3" style:family="graphic" style:parent-style-name="standard">
      <style:graphic-properties draw:fill-color="#dfcce4" draw:textarea-horizontal-align="justify" draw:textarea-vertical-align="middle" draw:auto-grow-height="false" fo:min-height="1.528cm" fo:min-width="8.009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adc5e7" draw:opacity="60%" draw:textarea-horizontal-align="justify" draw:textarea-vertical-align="top" draw:auto-grow-height="false" fo:min-height="8.28cm" fo:min-width="9.209cm"/>
    </style:style>
    <style:style style:name="P1" style:family="paragraph">
      <style:paragraph-properties fo:text-align="start"/>
    </style:style>
    <style:style style:name="P2" style:family="paragraph">
      <loext:graphic-properties draw:fill-color="#adc5e7" draw:opacity="60%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-color="#dfcce4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09cm" svg:height="6.223cm" svg:x="1.451cm" svg:y="4.937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439cm" svg:height="1.778cm" svg:x="2.213cm" svg:y="8.874cm">
          <text:p text:style-name="P3">Self Attentio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509cm" svg:height="1.778cm" svg:x="2.143cm" svg:y="6.207cm">
          <text:p text:style-name="P3">Feed Forward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08cm" svg:y1="12.176cm" svg:x2="6.08cm" svg:y2="10.779cm">
          <text:p/>
        </draw:line>
        <draw:line draw:style-name="gr4" draw:text-style-name="P6" draw:layer="layout" svg:x1="6.08cm" svg:y1="9.059cm" svg:x2="6.08cm" svg:y2="7.858cm">
          <text:p/>
        </draw:line>
        <draw:line draw:style-name="gr4" draw:text-style-name="P6" draw:layer="layout" svg:x1="6.08cm" svg:y1="6.08cm" svg:x2="6.08cm" svg:y2="3.794cm">
          <text:p/>
        </draw:line>
        <draw:line draw:style-name="gr4" draw:text-style-name="P6" draw:layer="layout" svg:x1="11.16cm" svg:y1="7.985cm" svg:x2="13.446cm" svg:y2="7.985cm">
          <text:p/>
        </draw:line>
        <draw:custom-shape draw:style-name="gr5" draw:text-style-name="P2" draw:layer="layout" svg:width="9.709cm" svg:height="8.53cm" svg:x="14.851cm" svg:y="2.651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439cm" svg:height="1.778cm" svg:x="15.613cm" svg:y="8.895cm">
          <text:p text:style-name="P3">Self Attentio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509cm" svg:height="1.778cm" svg:x="15.478cm" svg:y="3.54cm">
          <text:p text:style-name="P3">Feed Forward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9.48cm" svg:y1="12.197cm" svg:x2="19.48cm" svg:y2="10.8cm">
          <text:p/>
        </draw:line>
        <draw:line draw:style-name="gr4" draw:text-style-name="P6" draw:layer="layout" svg:x1="19.447cm" svg:y1="8.881cm" svg:x2="19.447cm" svg:y2="7.857cm">
          <text:p/>
        </draw:line>
        <draw:line draw:style-name="gr4" draw:text-style-name="P6" draw:layer="layout" svg:x1="19.442cm" svg:y1="3.54cm" svg:x2="19.442cm" svg:y2="1.254cm">
          <text:p/>
        </draw:line>
        <draw:custom-shape draw:style-name="gr2" draw:text-style-name="P4" draw:layer="layout" svg:width="8.439cm" svg:height="1.778cm" svg:x="15.613cm" svg:y="6.095cm">
          <text:p text:style-name="P3">Encoder-Decoder</text:p>
          <text:p text:style-name="P3"><text:s/>Attention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9.399cm" svg:y1="6.08cm" svg:x2="19.399cm" svg:y2="5.0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2T21:54:08.611718259</meta:creation-date>
    <dc:date>2020-10-02T22:02:00.231456621</dc:date>
    <meta:editing-duration>PT7M50S</meta:editing-duration>
    <meta:editing-cycles>3</meta:editing-cycles>
    <meta:generator>LibreOffice/6.0.7.3$Linux_X86_64 LibreOffice_project/00m0$Build-3</meta:generator>
    <meta:document-statistic meta:object-count="15"/>
  </office:meta>
</office:document-meta>
</file>